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Text_20_body">
      <style:text-properties style:font-name="Times New Roman" fo:font-size="14pt" fo:font-weight="normal" officeooo:rsid="00175b51" officeooo:paragraph-rsid="00175b51" style:font-size-asian="14pt" style:font-weight-asian="normal" style:font-size-complex="14pt" style:font-weight-complex="normal"/>
    </style:style>
    <style:style style:name="P4" style:family="paragraph" style:parent-style-name="Text_20_body">
      <style:text-properties style:font-name="Times New Roman" fo:font-size="14pt" fo:font-weight="normal" officeooo:paragraph-rsid="0018a5f3" style:font-size-asian="14pt" style:font-weight-asian="normal" style:font-size-complex="14pt" style:font-weight-complex="normal"/>
    </style:style>
    <style:style style:name="P5" style:family="paragraph" style:parent-style-name="Text_20_body">
      <style:text-properties style:font-name="Times New Roman" fo:font-size="14pt" fo:font-weight="bold" officeooo:rsid="00175b51" officeooo:paragraph-rsid="00175b51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officeooo:rsid="0018a5f3" officeooo:paragraph-rsid="0018a5f3" style:text-blinking="false" fo:background-color="transparent" style:font-size-asian="14pt" style:font-weight-asian="normal" style:font-size-complex="14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style:font-name="Times New Roman" fo:font-size="14pt" fo:font-weight="bold" officeooo:rsid="00175b51" officeooo:paragraph-rsid="00175b51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style:font-name="Times New Roman" fo:font-size="14pt" fo:font-weight="bold" officeooo:rsid="0018a5f3" officeooo:paragraph-rsid="0018a5f3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style:font-name="Times New Roman" fo:font-size="14pt" fo:font-weight="normal" officeooo:rsid="0017bbc0" officeooo:paragraph-rsid="0017bbc0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style:font-name="Times New Roman" fo:font-size="14pt" fo:font-weight="normal" officeooo:rsid="0018a5f3" officeooo:paragraph-rsid="0018a5f3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style:font-name="Times New Roman" fo:font-size="14pt" fo:font-weight="normal" officeooo:rsid="00175b51" officeooo:paragraph-rsid="00175b51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style:font-name="Times New Roman" fo:font-size="14pt" fo:font-weight="normal" officeooo:paragraph-rsid="0018a5f3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style:font-name="Times New Roman" fo:font-size="14pt" fo:font-weight="normal" officeooo:rsid="001a88e5" officeooo:paragraph-rsid="001a88e5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8a5f3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officeooo:rsid="0018a5f3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tyle="normal" style:text-underline-style="none" officeooo:rsid="0018a5f3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normal" style:text-underline-style="none" officeooo:rsid="0018a5f3" style:text-blinking="false" fo:background-color="transparent" loext:char-shading-value="0"/>
    </style:style>
    <style:style style:name="T10" style:family="text">
      <style:text-properties officeooo:rsid="0018a5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STRUCTIONS</text:p>
      <text:p text:style-name="P2"/>
      <text:p text:style-name="P5">Step 1: To build the code</text:p>
      <text:p text:style-name="P3">Open using IntelliJ IDEA.On the right side click on “maven”.Then click on “m” and use command “mvn package ” to build the jar.The location of jar will be shown on console below i.e. basically the in “target” subdirectory of parent folder.</text:p>
      <text:p text:style-name="P3"/>
      <text:p text:style-name="P9"><text:span text:style-name="T9">Note</text:span><text:span text:style-name="T8"> 2: Run the code</text:span></text:p>
      <text:p text:style-name="P15"><text:span text:style-name="T8">The jar file is stored in “target folder” of jar file Project_2020.jar whose link is shared</text:span></text:p>
      <text:p text:style-name="P11"><text:span text:style-name="T8">To Run Sequence Generation Code</text:span></text:p>
      <text:p text:style-name="P11"><text:span text:style-name="T8">hadoop jar BigData.jar <text:s/>DHUTISP <text:s/>&lt;input directory in HDFS&gt; &lt;min_util&gt;</text:span></text:p>
      <text:p text:style-name="P11"><text:span text:style-name="T8">To Run Clustering Code</text:span></text:p>
      <text:p text:style-name="P11"><text:span text:style-name="T8">hadoop jar BigData.jar KMeans &lt;input file&gt; &lt;output file&gt;</text:span></text:p>
      <text:p text:style-name="P11"><text:span text:style-name="T8">NOTE: The system should have Hadoop along with yarn(any version&gt;=3.0.3) configured.And the jdk for version 8 or higher should be there</text:span></text:p>
      <text:p text:style-name="P11"><text:span text:style-name="T8">The input file should be there in HDFS. </text:span><text:span text:style-name="T9">The commands are as follows:</text:span></text:p>
      <text:p text:style-name="P12"><text:span text:style-name="T8">bin/hdfs dfs -mkdir input</text:span></text:p>
      <text:p text:style-name="P12"><text:span text:style-name="T8">bin/hdfs dfs -put &lt;input-files&gt; input</text:span></text:p>
      <text:p text:style-name="P13"><text:span text:style-name="T8"/></text:p>
      <text:p text:style-name="P10"><text:span text:style-name="T8">Note 3:Format of input file</text:span></text:p>
      <text:p text:style-name="P14"><text:span text:style-name="T9">1.For the sequence generation code:</text:span></text:p>
      <text:p text:style-name="P14"><text:span text:style-name="T9"><text:s/>e</text:span><text:span text:style-name="T8">ach line of the input file contains a sequence in the following format:-</text:span></text:p>
      <text:p text:style-name="P8">&lt;SID&gt;:&lt;Space separated List of items in the order they appear in the sequence&gt;:&lt;space separated Timestamps in order&gt;:&lt;space separated Utilities in order&gt;:&lt;Total utility of sequence&gt;</text:p>
      <text:p text:style-name="P4"><text:span text:style-name="T10">2.For clustering the format is&lt;sequence&gt;:&lt;utility&gt;(The output of previous code)</text:span></text:p>
      <text:p text:style-name="P4"/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6:15:47.027455730</meta:creation-date>
    <dc:date>2020-05-02T16:50:28.498723851</dc:date>
    <meta:editing-duration>PT11M1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94" meta:character-count="1224" meta:non-whitespace-character-count="1045"/>
  </office:meta>
</office:document-meta>
</file>